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linkMacSystemFont" svg:font-family="BlinkMacSystemFont, apple-system, 'segoe ui', roboto, oxygen, ubuntu, cantarell, 'fira sans', 'droid sans',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NSimSun" svg:font-family="NSimSun" style:font-family-generic="system" style:font-pitch="variable"/>
    <style:font-face style:name="Source Han Sans CN" svg:font-family="'Source Han Sans CN'" style:font-family-generic="system" style:font-pitch="variable"/>
    <style:font-face style:name="monospace" svg:font-family="monospace"/>
    <style:font-face style:name="sans-serif" svg:font-family="sans-serif"/>
  </office:font-face-decls>
  <office:automatic-styles>
    <style:style style:name="P1" style:family="paragraph" style:parent-style-name="Standard">
      <style:paragraph-properties fo:text-align="center" style:justify-single-word="false"/>
      <style:text-properties style:font-name="Arial" fo:font-size="18pt" officeooo:rsid="001a71d3" officeooo:paragraph-rsid="001a71d3" style:font-size-asian="18pt" style:font-size-complex="18pt"/>
    </style:style>
    <style:style style:name="P2" style:family="paragraph" style:parent-style-name="Standard">
      <style:paragraph-properties fo:text-align="start" style:justify-single-word="false"/>
      <style:text-properties style:font-name="Arial" fo:font-size="12pt" officeooo:rsid="001a71d3" officeooo:paragraph-rsid="001a71d3" style:font-size-asian="10.5pt" style:font-size-complex="12pt"/>
    </style:style>
    <style:style style:name="P3" style:family="paragraph" style:parent-style-name="Standard">
      <style:paragraph-properties fo:text-align="start" style:justify-single-word="false"/>
      <style:text-properties style:font-name="Arial" fo:font-size="12pt" officeooo:rsid="001b656a" officeooo:paragraph-rsid="001b656a" style:font-size-asian="10.5pt" style:font-size-complex="12pt"/>
    </style:style>
    <style:style style:name="P4" style:family="paragraph" style:parent-style-name="Standard">
      <style:paragraph-properties fo:text-align="start" style:justify-single-word="false"/>
      <style:text-properties style:font-name="Arial" fo:font-size="12pt" officeooo:rsid="001ccbe4" officeooo:paragraph-rsid="001ccbe4" style:font-size-asian="10.5pt" style:font-size-complex="12pt"/>
    </style:style>
    <style:style style:name="P5" style:family="paragraph" style:parent-style-name="Standard">
      <style:paragraph-properties fo:text-align="start" style:justify-single-word="false"/>
      <style:text-properties style:font-name="Arial" fo:font-size="12pt" officeooo:rsid="001dc3ce" officeooo:paragraph-rsid="001dc3ce" style:font-size-asian="10.5pt" style:font-size-complex="12pt"/>
    </style:style>
    <style:style style:name="P6" style:family="paragraph" style:parent-style-name="Standard">
      <style:paragraph-properties fo:text-align="start" style:justify-single-word="false"/>
      <style:text-properties style:font-name="Arial" fo:font-size="12pt" officeooo:rsid="001f076b" officeooo:paragraph-rsid="001f076b" style:font-size-asian="10.5pt" style:font-size-complex="12pt"/>
    </style:style>
    <style:style style:name="T1" style:family="text">
      <style:text-properties fo:color="#00a5bb" loext:opacity="1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variant="normal" fo:text-transform="none" fo:color="#000000" loext:opacity="100%" style:font-name="BlinkMacSystemFont" fo:font-size="14pt" fo:letter-spacing="normal" fo:font-style="normal" fo:font-weight="normal"/>
    </style:style>
    <style:style style:name="T4" style:family="text">
      <style:text-properties fo:font-variant="normal" fo:text-transform="none" fo:color="#000000" loext:opacity="1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ACT </text:span><text:span text:style-name="T2">:</text:span> introduction </text:p>
      <text:p text:style-name="P1"/>
      <text:p text:style-name="P2">React est une bibliothèque JavaScript pour la création d’interface utilisateurs (UI) </text:p>
      <text:p text:style-name="P2">L'objectif principal de React est la rapidité, la simplicité, la performance et la facilité d'extension.</text:p>
      <text:p text:style-name="P2">Déclaratif (trouver un synonyme)</text:p>
      <text:p text:style-name="P2">Grâce à React, il est facile de créer des interfaces utilisateurs interactives. Définissez des vues simples pour chaque état de votre application, et lorsque vos données changeront, React mettre à jour, de façon optimale, juste les composants qui en auront besoin.</text:p>
      <text:p text:style-name="P2">Des vues déclaratives rendent votre code plus prévisible et plus facile à déboguer.</text:p>
      <text:p text:style-name="P2"/>
      <text:p text:style-name="P2">À base de composants</text:p>
      <text:p text:style-name="P2">Créez des composants autonomes qui maintiennent leur propre état, puis assemblez-les pour créer des interfaces utilisateurs complexes.</text:p>
      <text:p text:style-name="P2">Dans la mesure où les composants sont écrits en JS plutôt que sous la forme de gabarits, vous pouvez facilement utiliser des données complexes dans votre applications et garder l’état hors du DOM.</text:p>
      <text:p text:style-name="P2"/>
      <text:p text:style-name="P2">Utilisable partout</text:p>
      <text:p text:style-name="P3">Comme nous ne présumons rien sur les autres technologies que vous utilisiez, vous pouvez développer de nouvelles fonctionnalités avec React sans avoir à réécrire votre code existant. </text:p>
      <text:p text:style-name="P3">React peut aussi être utilisé côté serveur avec Node, ou pour créer des applications mobile grâce à React Native.</text:p>
      <text:p text:style-name="P3"/>
      <text:p text:style-name="P4">React a été créé par Jordan Walke, un ingénieur en informatique à FB. La personne est affectée par XPH (une plateforme HTML Pour PHP). Le react a d’abord été déployée pour l’application Newsfeed de FB en 2011, puis pour instagram.com en 2012. IL était à code source ouvert (open source) sur Jsconf us en mai 2013.</text:p>
      <text:p text:style-name="P4"/>
      <text:p text:style-name="P4">wikipédia :</text:p>
      <text:p text:style-name="P4"/>
      <text:p text:style-name="P4">React est une bibliothèque JS libre développé par FB depuis 2013. Le but principal de cette bibliothèque est de faciliter la création d’application web monopage, via la création de composants dépendant d’un état et générant une page HTML à chaque changement d’état. </text:p>
      <text:p text:style-name="P4"/>
      <text:p text:style-name="P5">React est une bibliothèque qui ne gère que l’interface de l’application, considéré comme la vue dans le modèle MVC. Elle peut ainsi être utilisée avec une autre bibliothèque ou un framework MVC comme Angular JS. La bibliothèque se démarque de des concurrents par sa flexibilité et ses performances, en travaillant un DOM virtuel et en ne mettant à jour le rendu dans le navigateur qu’en cas de nécessité.</text:p>
      <text:p text:style-name="P5"/>
      <text:p text:style-name="P5">La bibliothèque est utilisée par Netflix (côté serveur uniquement depuis le 25 octobre 2017 pour gagner 50 % de performances), Yahoo, Airbnb, Sony ainsi que par les équipes de FB pratiquant l’autoéquipement sur le réseau social éponyme, Instagram ou encore WhatsAPp. A la fin de 2015, wordpress.com annonce gutenberg, une interface pour les éditeurs de sites wordpress, développée en JS avec node.js et react.</text:p>
      <text:p text:style-name="P5"/>
      <text:p text:style-name="P5">Histoire :</text:p>
      <text:p text:style-name="P5"><text:soft-page-break/>React est créé par Jordan Walke, un ingénieur au sein de la société Facebook à la fin de l'année 2011. Pete Hunt, ingénieur travaillant sur Instagram est intéressé par la bibliothèque et assiste Walke afin de retirer les portions dépendantes de Facebook. Ceci permet à React d'être publié sous licence Apache 2.0 le 29 mai 2013. React s'inspire de XHP (en), une bibliothèque également développée par Facebook, permettant l'inclusion de HTML au sein de PHP11,12,13.</text:p>
      <text:p text:style-name="P5"/>
      <text:p text:style-name="P5">En octobre 2014, la version 0.12.0 est publiée sous licence BSD modifiée, avec une note associée PATENTS permettant l'utilisation des brevets de Facebook associé à React14. Cependant, la licence BSD est mise à jour en avril 2015, avec la version 0.13.1, pour éviter les confusions15.</text:p>
      <text:p text:style-name="P5"/>
      <text:p text:style-name="P5">Le 26 septembre 2017, React 16.0.0 a été publié sous la licence MIT16. Ce changement porte aussi sur la version 15.x avec React 15.6.2</text:p>
      <text:p text:style-name="P5"/>
      <text:p text:style-name="P6">Fonctionnalités </text:p>
      <text:p text:style-name="P6">React a été conçu comme étant une bibliothèque et non un framework MVC, comme peuvent l'être ses concurrents18. Ainsi, React encourage la création de composants réutilisables, avec en entrée des données, pouvant changer au cours du temps18.</text:p>
      <text:p text:style-name="P6"/>
      <text:p text:style-name="P6">Par ailleurs, React n'utilise pas de système de templates et ne fonctionne qu'avec du JavaScript, permettant une insertion complète du composant au sein d'une unique classe18. Pour faciliter l'écriture de la vue, l'équipe initiale chez Facebook a développé un langage, JSX, qui permet de générer des objets Javascript avec une notation similaire à HTML19.</text:p>
      <text:p text:style-name="P6"/>
      <text:p text:style-name="P6">DOM virtuel </text:p>
      <text:p text:style-name="P6">Un DOM Virtuel est une représentation du DOM en JavaScript. Au lieu de générer le DOM lui-même comme avec un langage de templating, c'est-à-dire au lieu de dialoguer avec les API du navigateur pour construire le DOM, on ne génère qu'une arborescence d'objets JavaScript en mémoire20.</text:p>
      <text:p text:style-name="P6"/>
      <text:p text:style-name="P6">React Native</text:p>
      <text:p text:style-name="P6">En 2015 React Native fait son apparition. Ce framework est basé sur React et permet de créer toujours en Javascript des applications multi-plateformes Android et iOS.</text:p>
      <text:p text:style-name="P6"/>
      <text:p text:style-name="P6"/>
      <text:p text:style-name="P6">L'interface "Componentization" </text:p>
      <text:p text:style-name="P6"/>
      <text:p text:style-name="P6">React permet aux développeur de créer des Component (Composants) correspondant aux parties de l'interface. Les component peuvent être reutilisés ou combiné avec autres Component afin de créer une interface complète.</text:p>
      <text:p text:style-name="P6"/>
      <text:p text:style-name="P6"/>
      <text:p text:style-name="P6">L'idée de Component est la clé de résoudre des difficultés lorsque le projet devient plus en plus grand. L'interface est créée à partir du couplage de Component. Un Component peut être utilisé à plusieurs places du projet. Il est donc très facile de gérer et de réparer uniquement vos propres Composants.</text:p>
      <text:p text:style-name="P6">Component est vraiment la future de l'application de programmation web, et il est également la characteristique la plus importante que React fournit.</text:p>
      <text:p text:style-name="P6"/>
      <text:p text:style-name="P6">Components, props, states, hooks, JS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linkMacSystemFont" svg:font-family="BlinkMacSystemFont, apple-system, 'segoe ui', roboto, oxygen, ubuntu, cantarell, 'fira sans', 'droid sans',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NSimSun" svg:font-family="NSimSun" style:font-family-generic="system" style:font-pitch="variable"/>
    <style:font-face style:name="Source Han Sans CN" svg:font-family="'Source Han Sans CN'"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24:25.282169642</meta:creation-date>
    <dc:date>2022-04-01T12:22:15.148037910</dc:date>
    <meta:editing-duration>PT15M46S</meta:editing-duration>
    <meta:editing-cycles>1</meta:editing-cycles>
    <meta:document-statistic meta:table-count="0" meta:image-count="0" meta:object-count="0" meta:page-count="2" meta:paragraph-count="33" meta:word-count="845" meta:character-count="5367" meta:non-whitespace-character-count="4548"/>
    <meta:generator>LibreOffice/7.2.4.1$Linux_X86_64 LibreOffice_project/27d75539669ac387bb498e35313b970b7fe9c4f9</meta:generator>
  </office:meta>
</office:document-meta>
</file>